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990ae" officeooo:paragraph-rsid="00099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dambeldur how was dumb enough to give you the be in charge of kids life?</text:p>
      <text:p text:style-name="P1">From the first day on your jobe you did terribly on the school environment and safty.</text:p>
      <text:p text:style-name="P1">Lets begine cownting:</text:p>
      <text:p text:style-name="P1">you allow troll to get into the scool, you hvee no controle over your staff and you terrable at choseing techars to Defenc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4:35:26.907000000</meta:creation-date>
    <dc:date>2023-04-13T16:43:57.838000000</dc:date>
    <meta:editing-duration>PT2H8M32S</meta:editing-duration>
    <meta:editing-cycles>1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4" meta:word-count="58" meta:character-count="307" meta:non-whitespace-character-count="253"/>
  </office:meta>
</office:document-meta>
</file>